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5" style:parent-style-name="Оглавление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T6" style:parent-style-name="Гиперссылка" style:family="text">
      <style:text-properties style:font-name="Times New Roman" fo:font-weight="bold" style:font-weight-asian="bold" style:font-weight-complex="bold"/>
    </style:style>
    <style:style style:name="P7" style:parent-style-name="Оглавление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T8" style:parent-style-name="Гиперссылка" style:family="text">
      <style:text-properties style:font-name="Times New Roman" fo:font-weight="bold" style:font-weight-asian="bold" style:font-weight-complex="bold"/>
    </style:style>
    <style:style style:name="P9" style:parent-style-name="Оглавление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T10" style:parent-style-name="Гиперссылка" style:family="text">
      <style:text-properties style:font-name="Times New Roman" fo:font-weight="bold" style:font-weight-asian="bold" style:font-weight-complex="bold"/>
    </style:style>
    <style:style style:name="P11" style:parent-style-name="Оглавление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T12" style:parent-style-name="Гиперссылка" style:family="text">
      <style:text-properties style:font-name="Times New Roman" fo:font-weight="bold" style:font-weight-asian="bold" style:font-weight-complex="bold"/>
    </style:style>
    <style:style style:name="P13" style:parent-style-name="Оглавление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T14" style:parent-style-name="Гиперссылка" style:family="text">
      <style:text-properties style:font-name="Times New Roman" fo:font-weight="bold" style:font-weight-asian="bold" style:font-weight-complex="bold"/>
    </style:style>
    <style:style style:name="P15" style:parent-style-name="Оглавление3" style:family="paragraph">
      <style:paragraph-properties>
        <style:tab-stops>
          <style:tab-stop style:type="right" style:leader-style="dotted" style:leader-text="." style:position="6.3715in"/>
        </style:tab-stops>
      </style:paragraph-properties>
    </style:style>
    <style:style style:name="P16" style:parent-style-name="Обычный" style:family="paragraph">
      <style:paragraph-properties fo:break-before="page"/>
      <style:text-properties fo:color="#0563C1" style:text-underline-type="single" style:text-underline-style="solid" style:text-underline-width="auto" style:text-underline-mode="continuous" fo:hyphenate="true"/>
    </style:style>
    <style:style style:name="P17" style:parent-style-name="Заголовок3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 fo:text-indent="0.3937in"/>
    </style:style>
    <style:style style:name="P19" style:parent-style-name="Заголовок3" style:family="paragraph">
      <style:paragraph-properties fo:break-before="page" fo:text-align="center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20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26" style:parent-style-name="Абзацсписка" style:list-style-name="LFO1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27" style:parent-style-name="Абзацсписка" style:list-style-name="LFO1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28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29" style:parent-style-name="Заголовок3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TableColumn31" style:family="table-column">
      <style:table-column-properties style:column-width="1.3368in"/>
    </style:style>
    <style:style style:name="TableColumn32" style:family="table-column">
      <style:table-column-properties style:column-width="1.3368in"/>
    </style:style>
    <style:style style:name="TableColumn33" style:family="table-column">
      <style:table-column-properties style:column-width="1.3375in"/>
    </style:style>
    <style:style style:name="TableColumn34" style:family="table-column">
      <style:table-column-properties style:column-width="1.3375in"/>
    </style:style>
    <style:style style:name="TableColumn35" style:family="table-column">
      <style:table-column-properties style:column-width="1.3375in"/>
    </style:style>
    <style:style style:name="Table30" style:family="table">
      <style:table-properties style:width="6.6861in" fo:margin-left="0in" table:align="left"/>
    </style:style>
    <style:style style:name="TableRow36" style:family="table-row">
      <style:table-row-properties style:min-row-height="1.0486in" fo:keep-together="always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Абзацсписка" style:list-style-name="LFO2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Абзацсписка" style:list-style-name="LFO2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Абзацсписка" style:list-style-name="LFO2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Row80" style:family="table-row">
      <style:table-row-properties style:min-row-height="0.0444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Абзацсписка" style:list-style-name="LFO2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91" style:parent-style-name="Обычный" style:family="paragraph">
      <style:paragraph-properties fo:break-before="page"/>
    </style:style>
    <style:style style:name="P92" style:parent-style-name="Заголовок3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93" style:parent-style-name="Обычный" style:family="paragraph">
      <style:paragraph-properties fo:text-align="center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5" style:parent-style-name="Основнойшрифтабзаца" style:family="text">
      <style:text-properties style:language-asian="ru" style:country-asian="RU"/>
    </style:style>
    <style:style style:name="P9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/>
    </style:style>
    <style:style style:name="P97" style:parent-style-name="Обычный" style:family="paragraph">
      <style:paragraph-properties fo:text-align="center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02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fo:language="en" fo:country="US"/>
    </style:style>
    <style:style style:name="P103" style:parent-style-name="Обычныйвеб" style:family="paragraph">
      <style:paragraph-properties fo:text-align="center" fo:margin-top="0in" fo:margin-bottom="0.1111in" fo:line-height="104%"/>
    </style:style>
    <style:style style:name="T104" style:parent-style-name="Основнойшрифтабзаца" style:family="text">
      <style:text-properties style:font-name-asian="Calibri" fo:font-size="14pt" style:font-size-asian="14pt" style:font-size-complex="14pt"/>
    </style:style>
    <style:style style:name="T105" style:parent-style-name="Основнойшрифтабзаца" style:family="text">
      <style:text-properties style:font-name-asian="Calibri" fo:font-size="14pt" style:font-size-asian="14pt" style:font-size-complex="14pt" fo:language="en" fo:country="US"/>
    </style:style>
    <style:style style:name="P106" style:parent-style-name="Обычныйвеб" style:family="paragraph">
      <style:paragraph-properties fo:text-align="center" fo:margin-top="0in" fo:margin-bottom="0.1111in" fo:line-height="104%"/>
    </style:style>
    <style:style style:name="T107" style:parent-style-name="Основнойшрифтабзаца" style:family="text">
      <style:text-properties style:font-name-asian="Calibri" fo:font-size="14pt" style:font-size-asian="14pt" style:font-size-complex="11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color="#333333" fo:font-size="14pt" style:font-size-asian="14pt" style:font-size-complex="14pt"/>
    </style:style>
    <style:style style:name="P110" style:parent-style-name="Обычный" style:family="paragraph">
      <style:paragraph-properties fo:break-before="page"/>
    </style:style>
    <style:style style:name="P111" style:parent-style-name="Заголовок3" style:family="paragraph">
      <style:paragraph-properties fo:text-align="center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112" style:parent-style-name="Обычный" style:list-style-name="LFO3" style:family="paragraph">
      <style:paragraph-properties fo:text-align="justify" fo:margin-top="0.0333in" fo:margin-bottom="0.0333in" fo:line-height="150%" fo:margin-left="0.1666in" fo:background-color="#FFFFFF">
        <style:tab-stops>
          <style:tab-stop style:type="left" style:position="0.3333in"/>
        </style:tab-stops>
      </style:paragraph-properties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113" style:parent-style-name="Обычный" style:list-style-name="LFO3" style:family="paragraph">
      <style:paragraph-properties fo:text-align="justify" fo:margin-top="0.0333in" fo:margin-bottom="0.0333in" fo:line-height="150%" fo:margin-left="0.1666in" fo:background-color="#FFFFFF">
        <style:tab-stops>
          <style:tab-stop style:type="left" style:position="0.3333in"/>
        </style:tab-stops>
      </style:paragraph-properties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114" style:parent-style-name="Обычный" style:list-style-name="LFO3" style:family="paragraph">
      <style:paragraph-properties fo:text-align="justify" fo:margin-top="0.0333in" fo:margin-bottom="0.0333in" fo:line-height="150%" fo:margin-left="0.1666in" fo:background-color="#FFFFFF">
        <style:tab-stops>
          <style:tab-stop style:type="left" style:position="0.3333in"/>
        </style:tab-stops>
      </style:paragraph-properties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family="graphic" style:name="a0">
      <style:graphic-properties style:vertical-pos="middle"/>
    </style:style>
    <style:style style:family="graphic" style:name="a7">
      <style:graphic-properties draw:fill="none" draw:stroke="solid" svg:stroke-width="0.00694in" svg:stroke-color="#548235" draw:marker-end="a6" svg:stroke-opacity="100%" draw:stroke-linejoin="miter" svg:stroke-linecap="but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solid" draw:fill-color="#c5e0b4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solid" draw:fill-color="#c5e0b4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c5e0b4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">
      <style:graphic-properties draw:fill="none" draw:stroke="solid" svg:stroke-width="0.00694in" svg:stroke-color="#548235" draw:marker-end="a8" svg:stroke-opacity="100%" draw:stroke-linejoin="miter" svg:stroke-linecap="butt"/>
    </style:style>
    <style:style style:family="graphic" style:name="a12">
      <style:graphic-properties draw:fill="none" draw:stroke="solid" svg:stroke-width="0.00694in" svg:stroke-color="#548235" draw:marker-end="a11" svg:stroke-opacity="100%" draw:stroke-linejoin="miter" svg:stroke-linecap="butt"/>
    </style:style>
    <style:style style:family="graphic" style:name="a4">
      <style:graphic-properties draw:fill="none" draw:stroke="solid" svg:stroke-width="0.00694in" svg:stroke-color="#548235" draw:marker-end="a3" svg:stroke-opacity="100%" draw:stroke-linejoin="miter" svg:stroke-linecap="butt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draw:fill="solid" draw:fill-color="#c5e0b4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c5e0b4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84367321" office:target-frame-name="_top" xlink:show="replace"><text:span text:style-name="T6">РАЗДЕЛ 1</text:span><text:tab/>2</text:a></text:p>
          <text:p text:style-name="P7"><text:a xlink:href="#_Toc184367322" office:target-frame-name="_top" xlink:show="replace"><text:span text:style-name="T8">РАЗДЕЛ 2</text:span><text:tab/>3</text:a></text:p>
          <text:p text:style-name="P9"><text:a xlink:href="#_Toc184367323" office:target-frame-name="_top" xlink:show="replace"><text:span text:style-name="T10">РАЗДЕЛ 3</text:span><text:tab/>4</text:a></text:p>
          <text:p text:style-name="P11"><text:a xlink:href="#_Toc184367324" office:target-frame-name="_top" xlink:show="replace"><text:span text:style-name="T12">РАЗДЕЛ 4</text:span><text:tab/>5</text:a></text:p>
          <text:p text:style-name="P13"><text:a xlink:href="#_Toc184367325" office:target-frame-name="_top" xlink:show="replace"><text:span text:style-name="T14">Список используемой литературы</text:span><text:tab/>6</text:a></text:p>
        </text:index-body>
      </text:table-of-content>
      <text:p text:style-name="P15"/>
      <text:p text:style-name="P16"/>
      <text:h text:style-name="P17" text:outline-level="3"><text:bookmark-start text:name="_Toc183432303"/><text:bookmark-start text:name="_Toc882378994"/><text:bookmark-start text:name="_Toc184367321"/>РАЗДЕЛ 1<text:bookmark-end text:name="_Toc183432303"/><text:bookmark-end text:name="_Toc882378994"/><text:bookmark-end text:name="_Toc184367321"/></text:h>
      <text:p text:style-name="P18"><draw:frame draw:style-name="a0" text:anchor-type="as-char" svg:x="0in" svg:y="0in" svg:width="1.42708in" svg:height="0.38542in" style:rel-width="scale" style:rel-height="scale"><draw:object xlink:href="Object 1/" xlink:type="simple" xlink:show="embed" xlink:actuate="onLoad"/></draw:frame></text:p>
      <text:h text:style-name="P19" text:outline-level="3"><text:bookmark-start text:name="_Toc184367322"/><text:soft-page-break/>РАЗДЕЛ 2<text:bookmark-end text:name="_Toc184367322"/></text:h>
      <text:p text:style-name="P20">Он дождался, пока жена отворила ему двери, и, не снимая пальто, в фуражке прошел в свой кабинет. Жена, как только увидела его<text:s/>насупившееся лицо со сдвинутыми бровями и нервно закушенной нижней губой, в ту же минуту поняла, что произошло очень большое несчастие... Она молча пошла следом за мужем.</text:p>
      <text:p text:style-name="P21"><text:s/>В кабинете Алмазов простоял с минуту на одном месте, глядя куда-то в угол. Потом он<text:s/>выпустил из рук портфель, который упал на пол и раскрылся, а сам бросился в кресло, злобно хрустнув сложенными вместе пальцами.<text:s/></text:p>
      <text:p text:style-name="P22">Он сегодня представлял профессору последнюю и самую трудную практическую работу — инструментальную съемку местности...До сих<text:s/>пор все экзамены сошли благополучно, и только одному богу да жене Алмазова было известно, каких страшных трудов они стоили... Начать с того, что самое поступление в академию казалось сначала невозможным.<text:s/></text:p>
      <text:p text:style-name="P23">Два года подряд Алмазов торжественно проваливался и<text:s/>только на третий одолел все препятствия. Не будь жены, он, может быть, не найдя в себе достаточно энергии, махнул бы на все руки.</text:p>
      <text:p text:style-name="P24"><text:s/>Но Верочка не давала ему падать духом и постоянно поддерживала в нем бодрость... Она приучилась встречать каждую неудачу с ясным, почти веселым лицом. Она отказывала себе во всем необходимом, чтобы создать для мужа хотя и дешевый, но все-таки необходимый для занятого головной работой человека комфорт.<text:s/></text:p>
      <text:p text:style-name="P25">Пока Алмазов, пробовавший было возражать, но не выслушанный, отыскивал шляпку и кофточку, Вера быстро выдвигала ящики:<text:s/></text:p>
      <text:list text:style-name="LFO1" text:continue-numbering="true">
        <text:list-item>
          <text:p text:style-name="P26">Стульев</text:p>
        </text:list-item>
        <text:list-item>
          <text:p text:style-name="P27">Столов</text:p>
        </text:list-item>
      </text:list>
      <text:p text:style-name="P28"/>
      <text:h text:style-name="P29" text:outline-level="3"><text:bookmark-start text:name="_Toc400360171"/><text:bookmark-start text:name="_Toc184367323"/><text:soft-page-break/>РАЗДЕЛ 3<text:bookmark-end text:name="_Toc400360171"/><text:bookmark-end text:name="_Toc184367323"/>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олбец 1</text:p>
          </table:table-cell>
          <table:table-cell table:style-name="TableCell39">
            <text:p text:style-name="P40">Столбец 2</text:p>
          </table:table-cell>
          <table:table-cell table:style-name="TableCell41">
            <text:p text:style-name="P42">Столбец 3</text:p>
          </table:table-cell>
          <table:table-cell table:style-name="TableCell43">
            <text:p text:style-name="P44">Столбец 4</text:p>
          </table:table-cell>
          <table:table-cell table:style-name="TableCell45">
            <text:p text:style-name="P46">Столбец 5</text:p>
          </table:table-cell>
        </table:table-row>
        <table:table-row table:style-name="TableRow47">
          <table:table-cell table:style-name="TableCell48">
            <text:list text:style-name="LFO2" text:continue-numbering="true">
              <text:list-item>
                <text:p text:style-name="P49"/>
              </text:list-item>
            </text:list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list text:style-name="LFO2" text:continue-numbering="true">
              <text:list-item>
                <text:p text:style-name="P60"/>
              </text:list-item>
            </text:list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list text:style-name="LFO2" text:continue-numbering="true">
              <text:list-item>
                <text:p text:style-name="P71"/>
              </text:list-item>
            </text:list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list text:style-name="LFO2" text:continue-numbering="true">
              <text:list-item>
                <text:p text:style-name="P82"/>
              </text:list-item>
            </text:list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P91"/>
      <text:h text:style-name="P92" text:outline-level="3"><text:bookmark-start text:name="_Toc632580151"/><text:bookmark-start text:name="_Toc184367324"/>РАЗДЕЛ<text:bookmark-end text:name="_Toc632580151"/><text:s/>4<text:bookmark-end text:name="_Toc184367324"/></text:h>
      <text:p text:style-name="P93"><text:span text:style-name="T94">­</text:span><text:span text:style-name="T95"><draw:g draw:z-index="251658240" draw:name="Полотно 11" draw:id="id9" draw:style-name="a14" text:anchor-type="paragraph"><svg:title/><svg:desc/><draw:custom-shape svg:x="2.23333in" svg:y="0.04006in" svg:width="2.27083in" svg:height="0.98958in" draw:id="id0" draw:style-name="a1" draw:name="Овал 2"><svg:title/><svg:desc/><text:p text:style-name="P96">Начало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23333in" svg:y="1.48806in" svg:width="2.21875in" svg:height="0.99967in" draw:id="id1" draw:style-name="a2" draw:name="Параллелограмм 3"><svg:title/><svg:desc/><text:p text:style-name="P97"><text:span text:style-name="T98">Ввод<text:s/></text:span><text:span text:style-name="T99">A,</text:span><text:span text:style-name="T100"><text:s/></text:span><text:span text:style-name="T101">B</text:span></text:p><draw:enhanced-geometry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5 * ?f8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4 / 2"/><draw:equation draw:name="f17" draw:formula="?f15 / 2"/><draw:equation draw:name="f18" draw:formula="min(?f15, ?f14)"/><draw:equation draw:name="f19" draw:formula="100000 * ?f15"/><draw:equation draw:name="f20" draw:formula="?f7 + ?f16"/><draw:equation draw:name="f21" draw:formula="?f7 + ?f17"/><draw:equation draw:name="f22" draw:formula="?f19 / ?f18"/><draw:equation draw:name="f23" draw:formula="?f18 * ?f8"/><draw:equation draw:name="f24" draw:formula="?f23 / 200000"/><draw:equation draw:name="f25" draw:formula="?f23 / 100000"/><draw:equation draw:name="f26" draw:formula="?f9 / ?f22"/><draw:equation draw:name="f27" draw:formula="?f14 * ?f21"/><draw:equation draw:name="f28" draw:formula="?f12 - ?f24"/><draw:equation draw:name="f29" draw:formula="?f12 - ?f25"/><draw:equation draw:name="f30" draw:formula="1 + ?f26"/><draw:equation draw:name="f31" draw:formula="?f27 / ?f25"/><draw:equation draw:name="f32" draw:formula="?f29 / 2"/><draw:equation draw:name="f33" draw:formula="?f30 / 12"/><draw:equation draw:name="f34" draw:formula="?f13 - ?f31"/><draw:equation draw:name="f35" draw:formula="?f12 - ?f32"/><draw:equation draw:name="f36" draw:formula="?f33 * ?f15"/><draw:equation draw:name="f37" draw:formula="?f33 * ?f14"/><draw:equation draw:name="f38" draw:formula="?f12 - ?f36"/><draw:equation draw:name="f39" draw:formula="?f13 - ?f37"/></draw:enhanced-geometry></draw:custom-shape><draw:connector draw:type="line" svg:x1="3.34792in" svg:y1="1.02949in" svg:x2="3.34271in" svg:y2="1.48785in" draw:id="id2" draw:style-name="a4" draw:name="Прямая со стрелкой 4"><svg:title/><svg:desc/></draw:connector><draw:custom-shape svg:x="2.44167in" svg:y="2.89257in" svg:width="1.70833in" svg:height="0.99956in" draw:id="id3" draw:style-name="a5" draw:name="Прямоугольник 5"><svg:title/><svg:desc/><text:p text:style-name="P102">C=A+B</text:p><draw:enhanced-geometry draw:type="non-primitive" svg:viewBox="0 0 21600 21600" draw:enhanced-path="M 0 0 L 21600 0 21600 21600 0 21600 Z N"/></draw:custom-shape><draw:connector draw:type="line" svg:x1="3.28921in" svg:y1="2.43491in" svg:x2="3.28435in" svg:y2="2.89255in" draw:id="id4" draw:style-name="a7" draw:name="Прямая со стрелкой 6"><svg:title/><svg:desc/></draw:connector><draw:connector draw:type="line" svg:x1="3.29407in" svg:y1="3.89122in" svg:x2="3.29407in" svg:y2="4.34811in" draw:id="id5" draw:style-name="a9" draw:name="Прямая со стрелкой 7"><svg:title/><svg:desc/></draw:connector><draw:custom-shape svg:x="2.10727in" svg:y="4.34773in" svg:width="2.21875in" svg:height="0.99931in" draw:id="id6" draw:style-name="a10" draw:name="Параллелограмм 8"><svg:title/><svg:desc/><text:p text:style-name="P103"><text:span text:style-name="T104">Вывод<text:s/></text:span><text:span text:style-name="T105">C</text:span></text:p><draw:enhanced-geometry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5 * ?f8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4 / 2"/><draw:equation draw:name="f17" draw:formula="?f15 / 2"/><draw:equation draw:name="f18" draw:formula="min(?f15, ?f14)"/><draw:equation draw:name="f19" draw:formula="100000 * ?f15"/><draw:equation draw:name="f20" draw:formula="?f7 + ?f16"/><draw:equation draw:name="f21" draw:formula="?f7 + ?f17"/><draw:equation draw:name="f22" draw:formula="?f19 / ?f18"/><draw:equation draw:name="f23" draw:formula="?f18 * ?f8"/><draw:equation draw:name="f24" draw:formula="?f23 / 200000"/><draw:equation draw:name="f25" draw:formula="?f23 / 100000"/><draw:equation draw:name="f26" draw:formula="?f9 / ?f22"/><draw:equation draw:name="f27" draw:formula="?f14 * ?f21"/><draw:equation draw:name="f28" draw:formula="?f12 - ?f24"/><draw:equation draw:name="f29" draw:formula="?f12 - ?f25"/><draw:equation draw:name="f30" draw:formula="1 + ?f26"/><draw:equation draw:name="f31" draw:formula="?f27 / ?f25"/><draw:equation draw:name="f32" draw:formula="?f29 / 2"/><draw:equation draw:name="f33" draw:formula="?f30 / 12"/><draw:equation draw:name="f34" draw:formula="?f13 - ?f31"/><draw:equation draw:name="f35" draw:formula="?f12 - ?f32"/><draw:equation draw:name="f36" draw:formula="?f33 * ?f15"/><draw:equation draw:name="f37" draw:formula="?f33 * ?f14"/><draw:equation draw:name="f38" draw:formula="?f12 - ?f36"/><draw:equation draw:name="f39" draw:formula="?f13 - ?f37"/></draw:enhanced-geometry></draw:custom-shape><draw:connector draw:type="line" svg:x1="3.27773in" svg:y1="5.34657in" svg:x2="3.27287in" svg:y2="5.80352in" draw:id="id7" draw:style-name="a12" draw:name="Прямая со стрелкой 9"><svg:title/><svg:desc/></draw:connector><draw:custom-shape svg:x="2.10727in" svg:y="5.82277in" svg:width="2.27083in" svg:height="0.98889in" draw:id="id8" draw:style-name="a13" draw:name="Овал 10"><svg:title/><svg:desc/><text:p text:style-name="P106"><text:span text:style-name="T107">Конец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text:span text:style-name="T108">Рисунок 1</text:span><text:span text:style-name="T109">—Блок схема</text:span></text:p>
      <text:p text:style-name="P110"/>
      <text:h text:style-name="P111" text:outline-level="3"><text:bookmark-start text:name="_Toc1114584604"/><text:bookmark-start text:name="_Toc184367325"/>Список используемой литературы<text:bookmark-end text:name="_Toc1114584604"/><text:bookmark-end text:name="_Toc184367325"/></text:h>
      <text:list text:style-name="LFO3" text:continue-numbering="true">
        <text:list-item>
          <text:p text:style-name="P112">Дзятковская Е. Н. Мои экологические привычки/Иркутское областное отделение Всероссийского общества охраны природы; филиал кафедры ЮНЕСКО факультета<text:s/>глобальных процессов МГУ; ИСМО РАО.- Иркутск: Издательство института географии им. В.Б. Сочавы СО РАН, 2014.</text:p>
        </text:list-item>
        <text:list-item>
          <text:p text:style-name="P113">Дзятковская Е.Н., Захлебный А.Н., Либеров А.Ю. Методические рекомендации по реализации экологического образования в ФГОС второго поколения. М.: Образование и экология, 2011 г.</text:p>
        </text:list-item>
        <text:list-item>
          <text:p text:style-name="P114"><text:span text:style-name="T115">Самкова В.А., Прутченков А.С. Экологический бумеранг: Практические занятия. - М.: Новая школа, 1996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4D78" fo:font-size="12pt" style:font-size-asian="12pt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2E74B5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E74B5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Yu Gothic Light" style:font-name-complex="Times New Roman" fo:color="#2E74B5" fo:font-size="13pt" style:font-size-asian="13pt" style:font-size-complex="13pt"/>
    </style:style>
    <style:style style:name="Заголовок" style:display-name="Заголовок" style:family="paragraph" style:parent-style-name="Обычный" style:next-style-name="Обычный">
      <style:paragraph-properties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Yu Gothic Light" style:font-name-complex="Times New Roman" fo:color="#2E74B5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Yu Gothic Light" style:font-name-complex="Times New Roman" fo:color="#1F4D78" fo:font-size="12pt" style:font-size-asian="12pt" style:font-size-complex="12pt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Yu Gothic Light" style:font-name-complex="Times New Roman" fo:font-style="italic" style:font-style-asian="italic" style:font-style-complex="italic" fo:color="#2E74B5"/>
    </style:style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Yu Gothic Light" style:font-name-complex="Times New Roman" fo:color="#2E74B5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style:style style:name="Заголовок6Знак" style:display-name="Заголовок 6 Знак" style:family="text" style:parent-style-name="Основнойшрифтабзаца">
      <style:text-properties style:font-name="Calibri Light" style:font-name-asian="Times New Roman" style:font-name-complex="Times New Roman" fo:color="#1F4D78"/>
    </style:style>
    <style:style style:name="Заголовок7Знак" style:display-name="Заголовок 7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Заголовок8Знак" style:display-name="Заголовок 8 Знак" style:family="text" style:parent-style-name="Основнойшрифтабзаца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Заголовок9Знак" style:display-name="Заголовок 9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8" svg:viewBox="0 0 20 30" svg:d="m10 0-10 30h20z"/>
    <draw:marker draw:name="a11" svg:viewBox="0 0 20 30" svg:d="m10 0-10 30h20z"/>
    <draw:marker draw:name="a3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" style:parent-style-name="Нижнийколонтитул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/>
    </style:style>
  </office:automatic-styles>
  <office:master-styles>
    <style:master-page style:name="MP0" style:page-layout-name="PL0">
      <style:header>
        <text:p text:style-name="P2">Рыговская Елена Александровна ФИТ­-242</text:p>
      </style:header>
      <style:footer>
        <text:p text:style-name="P3"><text:span text:style-name="T4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Елена</dc:creator>
    <meta:creation-date>2024-12-13T12:05:00Z</meta:creation-date>
    <dc:date>2024-12-13T12:06:00Z</dc:date>
    <meta:template xlink:href="Normal" xlink:type="simple"/>
    <meta:editing-cycles>3</meta:editing-cycles>
    <meta:editing-duration>PT60S</meta:editing-duration>
    <meta:document-statistic meta:page-count="6" meta:paragraph-count="4" meta:word-count="369" meta:character-count="2471" meta:row-count="17" meta:non-whitespace-character-count="2106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o>=</mml:mo>
  <mml:mfrac>
    <mml:mrow>
      <mml:msub>
        <mml:mrow>
          <mml:mi>Г</mml:mi>
        </mml:mrow>
        <mml:mrow>
          <mml:mn>1</mml:mn>
        </mml:mrow>
      </mml:msub>
      <mml:mfenced separators="|">
        <mml:mrow>
          <mml:mi>P</mml:mi>
          <mml:mo>+</mml:mo>
          <mml:mi>Q</mml:mi>
        </mml:mrow>
      </mml:mfenced>
      <mml:mi>Г</mml:mi>
      <mml:mn>2</mml:mn>
      <mml:mo>→</mml:mo>
      <mml:mo>∆</mml:mo>
    </mml:mrow>
    <mml:mrow>
      <mml:msub>
        <mml:mrow>
          <mml:mi>Г</mml:mi>
        </mml:mrow>
        <mml:mrow>
          <mml:mn>1</mml:mn>
        </mml:mrow>
      </mml:msub>
      <mml:msup>
        <mml:mrow>
          <mml:mi>P</mml:mi>
        </mml:mrow>
        <mml:mrow>
          <mml:mn>2</mml:mn>
        </mml:mrow>
      </mml:msup>
      <mml:msub>
        <mml:mrow>
          <mml:mi>Г</mml:mi>
        </mml:mrow>
        <mml:mrow>
          <mml:mn>2</mml:mn>
        </mml:mrow>
      </mml:msub>
    </mml:mrow>
  </mml:mfrac>
</mml:math>
</file>